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25cm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draw:stroke="dash" draw:stroke-dash="Ultrafine_20_Dashed"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4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draw:stroke-dash="Ultrafine_20_Dashed" svg:stroke-width="0.025cm" svg:stroke-color="#000000" draw:fill="none" draw:fill-color="#ffffff" draw:textarea-horizontal-align="left" draw:auto-grow-height="true" draw:auto-grow-width="true" fo:min-height="0cm" fo:min-width="0cm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family="'Century Schoolbook L'" style:font-family-generic="roman" style:font-pitch="variable" fo:font-weight="bold" style:font-weight-asian="bold" style:font-weight-complex="bold"/>
    </style:style>
    <style:style style:name="T1" style:family="text">
      <style:text-properties fo:font-family="'Century Schoolbook L'" style:font-family-generic="roman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99cm" svg:height="7.367cm" draw:transform="rotate (2.70526034059121) translate (10.546cm 12.794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9.163cm" svg:y1="11.414cm" svg:x2="9.191cm" svg:y2="5.232cm">
          <text:p/>
        </draw:line>
        <draw:line draw:style-name="gr2" draw:text-style-name="P1" draw:layer="layout" svg:x1="9.163cm" svg:y1="11.414cm" svg:x2="14.973cm" svg:y2="11.414cm">
          <text:p/>
        </draw:line>
        <draw:line draw:style-name="gr2" draw:text-style-name="P1" draw:layer="layout" svg:x1="9.163cm" svg:y1="11.374cm" svg:x2="6.517cm" svg:y2="13.81cm">
          <text:p/>
        </draw:line>
        <draw:line draw:style-name="gr3" draw:text-style-name="P1" draw:layer="layout" svg:x1="9.2cm" svg:y1="11.335cm" svg:x2="11.546cm" svg:y2="6.645cm">
          <text:p/>
        </draw:line>
        <draw:line draw:style-name="gr4" draw:text-style-name="P1" draw:layer="layout" svg:x1="9.1cm" svg:y1="11.296cm" svg:x2="12.317cm" svg:y2="13.521cm">
          <text:p/>
        </draw:line>
        <draw:line draw:style-name="gr3" draw:text-style-name="P1" draw:layer="layout" svg:x1="9.11cm" svg:y1="11.375cm" svg:x2="5.051cm" svg:y2="10.052cm">
          <text:p/>
        </draw:line>
        <draw:frame draw:style-name="gr5" draw:layer="layout" svg:width="0.549cm" svg:height="0.703cm" svg:x="6.455cm" svg:y="13.8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0.844cm" svg:height="0.703cm" svg:x="12.256cm" svg:y="12.78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601cm" svg:height="0.703cm" svg:x="14.738cm" svg:y="10.51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0.754cm" svg:height="0.703cm" svg:x="10.695cm" svg:y="6.21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0.511cm" svg:height="0.703cm" svg:x="8.35cm" svg:y="4.9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layer="layout" svg:width="0.792cm" svg:height="0.703cm" svg:x="5.193cm" svg:y="9.19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text-style-name="P2" draw:layer="layout" svg:width="1.055cm" svg:height="1.151cm" svg:x="8.72cm" svg:y="11.275cm">
          <draw:text-box>
            <text:p><text:span text:style-name="T1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11T01:33:33</meta:creation-date>
    <dc:date>2013-09-11T01:57:19</dc:date>
    <meta:editing-duration>PT10M3S</meta:editing-duration>
    <meta:editing-cycles>3</meta:editing-cycles>
    <meta:generator>LibreOffice/3.5$Linux_X86_64 LibreOffice_project/350m1$Build-2</meta:generator>
    <meta:document-statistic meta:object-count="14"/>
  </office:meta>
</office:document-meta>
</file>

<file path=Object 1/content.xml><?xml version="1.0" encoding="utf-8"?>
<math xmlns="http://www.w3.org/1998/Math/MathML">
  <semantics>
    <mrow>
      <mi>x</mi>
    </mrow>
    <annotation encoding="StarMath 5.0">x</annotation>
  </semantics>
</math>
</file>

<file path=Object 2/content.xml><?xml version="1.0" encoding="utf-8"?>
<math xmlns="http://www.w3.org/1998/Math/MathML">
  <semantics>
    <mrow>
      <mi>y</mi>
      <mi>'</mi>
    </mrow>
    <annotation encoding="StarMath 5.0">y'</annotation>
  </semantics>
</math>
</file>

<file path=Object 3/content.xml><?xml version="1.0" encoding="utf-8"?>
<math xmlns="http://www.w3.org/1998/Math/MathML">
  <semantics>
    <mrow>
      <mi>y</mi>
    </mrow>
    <annotation encoding="StarMath 5.0">y</annotation>
  </semantics>
</math>
</file>

<file path=Object 4/content.xml><?xml version="1.0" encoding="utf-8"?>
<math xmlns="http://www.w3.org/1998/Math/MathML">
  <semantics>
    <mrow>
      <mi>z</mi>
      <mi>'</mi>
    </mrow>
    <annotation encoding="StarMath 5.0">z'</annotation>
  </semantics>
</math>
</file>

<file path=Object 5/content.xml><?xml version="1.0" encoding="utf-8"?>
<math xmlns="http://www.w3.org/1998/Math/MathML">
  <semantics>
    <mrow>
      <mi>z</mi>
    </mrow>
    <annotation encoding="StarMath 5.0">z</annotation>
  </semantics>
</math>
</file>

<file path=Object 6/content.xml><?xml version="1.0" encoding="utf-8"?>
<math xmlns="http://www.w3.org/1998/Math/MathML">
  <semantics>
    <mrow>
      <mi>x</mi>
      <mi>'</mi>
    </mrow>
    <annotation encoding="StarMath 5.0">x'</annotation>
  </semantics>
</math>
</file>